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Vias are all the same diameter (15 mil hole, 30 mil pad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Design Rules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oard Dimensions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Single wire R/W Mem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Addr and data bus posi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Addr and data bus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op connectors align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op Connectors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Aux connector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est Points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Device addressed label (not active)</text:p>
          </table:table-cell>
          <table:table-cell table:number-columns-repeated="6" office:value-type="string">
            <text:p>/</text:p>
          </table:table-cell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1">2024-03-21</text:date>, <text:time>22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03-21T22:05:05.32</dc:date>
    <dc:creator>Andy Palmer</dc:creator>
    <meta:editing-duration>P52DT23H51M24S</meta:editing-duration>
    <meta:editing-cycles>37</meta:editing-cycles>
    <meta:generator>OpenOffice/4.1.7$Win32 OpenOffice.org_project/417m1$Build-9800</meta:generator>
    <meta:document-statistic meta:table-count="5" meta:cell-count="829" meta:object-count="0"/>
  </office:meta>
</office:document-meta>
</file>